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7.634cm"/>
    </style:style>
    <style:style style:name="co7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">
          <table:table-cell table:number-columns-repeated="3"/>
          <table:table-cell table:style-name="ce2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6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7T14:18:38</meta:creation-date>
    <dc:date>2011-08-02T16:40:55</dc:date>
    <meta:editing-duration>PT2M59S</meta:editing-duration>
    <meta:editing-cycles>4</meta:editing-cycles>
    <meta:generator>LibreOffice/3.3$Unix LibreOffice_project/330m19$Build-301</meta:generator>
    <meta:document-statistic meta:table-count="3" meta:cell-count="13" meta:object-count="0"/>
  </office:meta>
</office:document-meta>
</file>